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.matches( Object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.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.Or( ArgumentMatcher &lt; ? &gt; m1 , ArgumentMatcher &lt; ? &gt; 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